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8.8cm"/>
    </style:style>
    <style:style style:name="co5" style:family="table-column">
      <style:table-column-properties fo:break-before="auto" style:column-width="9.095cm"/>
    </style:style>
    <style:style style:name="co6" style:family="table-column">
      <style:table-column-properties fo:break-before="auto" style:column-width="1.025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856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1.222cm"/>
    </style:style>
    <style:style style:name="co11" style:family="table-column">
      <style:table-column-properties fo:break-before="auto" style:column-width="1.399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128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2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Catégorie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Cat 3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sBio</text:p>
          </table:table-cell>
          <table:table-cell table:style-name="ce1" office:value-type="string">
            <text:p>VERRE 12 CL</text:p>
          </table:table-cell>
          <table:table-cell table:style-name="ce1" office:value-type="string">
            <text:p>BOUTEILLE 75 CL</text:p>
          </table:table-cell>
          <table:table-cell table:style-name="ce1" office:value-type="string">
            <text:p>prix_unique</text:p>
          </table:table-cell>
          <table:table-cell table:style-name="ce1" office:value-type="string">
            <text:p>25 CL</text:p>
          </table:table-cell>
          <table:table-cell table:style-name="ce1" office:value-type="string">
            <text:p>50 CL</text:p>
          </table:table-cell>
          <table:table-cell table:style-name="ce1" office:value-type="string">
            <text:p>1L</text:p>
          </table:table-cell>
          <table:table-cell table:number-columns-repeated="1012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Anjour Rouge AOP</text:p>
          </table:table-cell>
          <table:table-cell office:value-type="string">
            <text:p>Domaine des Hautes Ouches (Cab.Franc)</text:p>
          </table:table-cell>
          <table:table-cell/>
          <table:table-cell office:value-type="string">
            <text:p>2,50 €</text:p>
          </table:table-cell>
          <table:table-cell table:number-columns-repeated="1017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Anjou Rouge AOP</text:p>
          </table:table-cell>
          <table:table-cell office:value-type="string">
            <text:p>Domaine du Gerfaut (Cab.Franc)</text:p>
          </table:table-cell>
          <table:table-cell office:value-type="string">
            <text:p>bio</text:p>
          </table:table-cell>
          <table:table-cell office:value-type="string">
            <text:p>3,50 €</text:p>
          </table:table-cell>
          <table:table-cell office:value-type="string">
            <text:p>18,0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Anjou Grolleau</text:p>
          </table:table-cell>
          <table:table-cell office:value-type="string">
            <text:p>Domaine Princé (Grolleau)</text:p>
          </table:table-cell>
          <table:table-cell office:value-type="string">
            <text:p>bio</text:p>
          </table:table-cell>
          <table:table-cell office:value-type="string">
            <text:p>3,50 €</text:p>
          </table:table-cell>
          <table:table-cell office:value-type="string">
            <text:p>18,0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Saumur Champigny AOP</text:p>
          </table:table-cell>
          <table:table-cell office:value-type="string">
            <text:p>Domaine de Bourg Neuf (Cab.Franc)</text:p>
          </table:table-cell>
          <table:table-cell/>
          <table:table-cell office:value-type="string">
            <text:p>4,60 €</text:p>
          </table:table-cell>
          <table:table-cell office:value-type="string">
            <text:p>25,5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Saint Nicolas de Bourgueil AOP</text:p>
          </table:table-cell>
          <table:table-cell office:value-type="string">
            <text:p>Vignoble la Jarnoterie (Cab.Franc)</text:p>
          </table:table-cell>
          <table:table-cell/>
          <table:table-cell office:value-type="string">
            <text:p>4,80 €</text:p>
          </table:table-cell>
          <table:table-cell office:value-type="string">
            <text:p>26,5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Demi-bouteille</text:p>
          </table:table-cell>
          <table:table-cell office:value-type="string">
            <text:p>Saint Nicolas de Bourgueil AOP</text:p>
          </table:table-cell>
          <table:table-cell office:value-type="string">
            <text:p>Vignoble la Jarnoterie (Cab.Franc)</text:p>
          </table:table-cell>
          <table:table-cell table:number-columns-repeated="2"/>
          <table:table-cell office:value-type="string">
            <text:p>½ bout : 15,00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Chinon AOP « Les Galuches »</text:p>
          </table:table-cell>
          <table:table-cell office:value-type="string">
            <text:p>Domaine Raffault (Cab.Franc)</text:p>
          </table:table-cell>
          <table:table-cell office:value-type="string">
            <text:p>bio</text:p>
          </table:table-cell>
          <table:table-cell office:value-type="string">
            <text:p>4,90 €</text:p>
          </table:table-cell>
          <table:table-cell office:value-type="string">
            <text:p>27,0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Cheverny Rouge HVE « EnCLOS du Petit Chien »</text:p>
          </table:table-cell>
          <table:table-cell office:value-type="string">
            <text:p>Domaine Alpha Loire (Pinot Noir, Gamay)</text:p>
          </table:table-cell>
          <table:table-cell/>
          <table:table-cell office:value-type="string">
            <text:p>5,20 €</text:p>
          </table:table-cell>
          <table:table-cell office:value-type="string">
            <text:p>28,5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Bordeaux Rouge AOC « Réserve »</text:p>
          </table:table-cell>
          <table:table-cell office:value-type="string">
            <text:p>Chateau la Grave de Bertin (Merlot, Cab.Franc, Cab.Sauv)</text:p>
          </table:table-cell>
          <table:table-cell/>
          <table:table-cell office:value-type="string">
            <text:p>3,60 €</text:p>
          </table:table-cell>
          <table:table-cell office:value-type="string">
            <text:p>19,0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Gravé dans la Roche, IGP Coteaux du Pont du Gard</text:p>
          </table:table-cell>
          <table:table-cell office:value-type="string">
            <text:p>Chateau Boucarut (Syrah, vin nature)</text:p>
          </table:table-cell>
          <table:table-cell/>
          <table:table-cell office:value-type="string">
            <text:p>3,90 €</text:p>
          </table:table-cell>
          <table:table-cell office:value-type="string">
            <text:p>21,5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La Croix d’Arton, IGP Côte de Gascogne</text:p>
          </table:table-cell>
          <table:table-cell office:value-type="string">
            <text:p>Chateau d’Arton (Merlot, Syrah, Cab.Sauv)</text:p>
          </table:table-cell>
          <table:table-cell office:value-type="string">
            <text:p>bio</text:p>
          </table:table-cell>
          <table:table-cell office:value-type="string">
            <text:p>4,00 €</text:p>
          </table:table-cell>
          <table:table-cell office:value-type="string">
            <text:p>22,0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Côtes du Rhône village Visan « Notre dame des Vignes »</text:p>
          </table:table-cell>
          <table:table-cell office:value-type="string">
            <text:p>Rhonéa (Grenache noir)</text:p>
          </table:table-cell>
          <table:table-cell/>
          <table:table-cell office:value-type="string">
            <text:p>4,40 €</text:p>
          </table:table-cell>
          <table:table-cell office:value-type="string">
            <text:p>24,0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Corbières AOP</text:p>
          </table:table-cell>
          <table:table-cell office:value-type="string">
            <text:p>Château du Luc (Grenache noir, Carignan, Syrah)</text:p>
          </table:table-cell>
          <table:table-cell office:value-type="string">
            <text:p>bio</text:p>
          </table:table-cell>
          <table:table-cell office:value-type="string">
            <text:p>4,60 €</text:p>
          </table:table-cell>
          <table:table-cell office:value-type="string">
            <text:p>25,5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Fitou AOC « Les Mille et Une Parcelles »</text:p>
          </table:table-cell>
          <table:table-cell office:value-type="string">
            <text:p>Mont Tauch (Carignan, Grenache noir, Syrah)</text:p>
          </table:table-cell>
          <table:table-cell/>
          <table:table-cell office:value-type="string">
            <text:p>4,80 €</text:p>
          </table:table-cell>
          <table:table-cell office:value-type="string">
            <text:p>26,50 €</text:p>
          </table:table-cell>
          <table:table-cell table:number-columns-repeated="1016"/>
        </table:table-row>
        <table:table-row table:style-name="ro1"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/>
          <table:table-cell office:value-type="string">
            <text:p>Saint Chinian « Le Bric à Brac »</text:p>
          </table:table-cell>
          <table:table-cell office:value-type="string">
            <text:p>Domaine Calmel , Joseph (Grenache noir, Carignan, Syrah)</text:p>
          </table:table-cell>
          <table:table-cell office:value-type="string">
            <text:p>bio</text:p>
          </table:table-cell>
          <table:table-cell office:value-type="string">
            <text:p>5,20 €</text:p>
          </table:table-cell>
          <table:table-cell office:value-type="string">
            <text:p>28,50 €</text:p>
          </table:table-cell>
          <table:table-cell table:number-columns-repeated="1016"/>
        </table:table-row>
        <table:table-row table:style-name="ro1">
          <table:table-cell office:value-type="string">
            <text:p>Les Vins Blancs</text:p>
          </table:table-cell>
          <table:table-cell table:number-columns-repeated="2"/>
          <table:table-cell office:value-type="string">
            <text:p>Chardonnay IGP</text:p>
          </table:table-cell>
          <table:table-cell office:value-type="string">
            <text:p>Domaine des Hautes Ouches</text:p>
          </table:table-cell>
          <table:table-cell/>
          <table:table-cell office:value-type="string">
            <text:p>2,50 €</text:p>
          </table:table-cell>
          <table:table-cell table:number-columns-repeated="1017"/>
        </table:table-row>
        <table:table-row table:style-name="ro1">
          <table:table-cell office:value-type="string">
            <text:p>Les Vins Blancs</text:p>
          </table:table-cell>
          <table:table-cell table:number-columns-repeated="2"/>
          <table:table-cell office:value-type="string">
            <text:p>Sauvignon IGP</text:p>
          </table:table-cell>
          <table:table-cell office:value-type="string">
            <text:p>Domaine des Hautes Ouches</text:p>
          </table:table-cell>
          <table:table-cell/>
          <table:table-cell office:value-type="string">
            <text:p>2,50 €</text:p>
          </table:table-cell>
          <table:table-cell table:number-columns-repeated="1017"/>
        </table:table-row>
        <table:table-row table:style-name="ro1">
          <table:table-cell office:value-type="string">
            <text:p>Les Vins Blancs</text:p>
          </table:table-cell>
          <table:table-cell table:number-columns-repeated="2"/>
          <table:table-cell office:value-type="string">
            <text:p>Côte de Gascogne IGP « Les Hauts d’Arton »</text:p>
          </table:table-cell>
          <table:table-cell office:value-type="string">
            <text:p>Chateau d’Arton (Colombard, Cab.Sauv)</text:p>
          </table:table-cell>
          <table:table-cell office:value-type="string">
            <text:p>bio</text:p>
          </table:table-cell>
          <table:table-cell office:value-type="string">
            <text:p>4,00 €</text:p>
          </table:table-cell>
          <table:table-cell office:value-type="string">
            <text:p>22,00 €</text:p>
          </table:table-cell>
          <table:table-cell table:number-columns-repeated="1016"/>
        </table:table-row>
        <table:table-row table:style-name="ro1">
          <table:table-cell office:value-type="string">
            <text:p>Les Vins Blancs</text:p>
          </table:table-cell>
          <table:table-cell table:number-columns-repeated="2"/>
          <table:table-cell office:value-type="string">
            <text:p>Chenin Anjou Blanc</text:p>
          </table:table-cell>
          <table:table-cell office:value-type="string">
            <text:p>Domaine de Gerfaut (Chenin)</text:p>
          </table:table-cell>
          <table:table-cell office:value-type="string">
            <text:p>bio</text:p>
          </table:table-cell>
          <table:table-cell office:value-type="string">
            <text:p>4,00 €</text:p>
          </table:table-cell>
          <table:table-cell office:value-type="string">
            <text:p>22,00 €</text:p>
          </table:table-cell>
          <table:table-cell table:number-columns-repeated="1016"/>
        </table:table-row>
        <table:table-row table:style-name="ro1">
          <table:table-cell office:value-type="string">
            <text:p>Les Vins Blancs</text:p>
          </table:table-cell>
          <table:table-cell table:number-columns-repeated="2"/>
          <table:table-cell office:value-type="string">
            <text:p>Viognier IGP Pays d’Oc</text:p>
          </table:table-cell>
          <table:table-cell office:value-type="string">
            <text:p>Domaine Paul Mas (Viognier)</text:p>
          </table:table-cell>
          <table:table-cell/>
          <table:table-cell office:value-type="string">
            <text:p>4,50 €</text:p>
          </table:table-cell>
          <table:table-cell office:value-type="string">
            <text:p>24,50 €</text:p>
          </table:table-cell>
          <table:table-cell table:number-columns-repeated="1016"/>
        </table:table-row>
        <table:table-row table:style-name="ro1">
          <table:table-cell office:value-type="string">
            <text:p>Les Vins Blancs</text:p>
          </table:table-cell>
          <table:table-cell table:number-columns-repeated="2"/>
          <table:table-cell office:value-type="string">
            <text:p>Pinot Blanc AOP Alsace</text:p>
          </table:table-cell>
          <table:table-cell office:value-type="string">
            <text:p>Kuentz Bas (Pinot Blanc)</text:p>
          </table:table-cell>
          <table:table-cell/>
          <table:table-cell office:value-type="string">
            <text:p>4,70 €</text:p>
          </table:table-cell>
          <table:table-cell office:value-type="string">
            <text:p>26,00 €</text:p>
          </table:table-cell>
          <table:table-cell table:number-columns-repeated="1016"/>
        </table:table-row>
        <table:table-row table:style-name="ro1">
          <table:table-cell office:value-type="string">
            <text:p>Les Vins Blancs</text:p>
          </table:table-cell>
          <table:table-cell table:number-columns-repeated="2"/>
          <table:table-cell office:value-type="string">
            <text:p>Côteaux de l’Aubance</text:p>
          </table:table-cell>
          <table:table-cell office:value-type="string">
            <text:p>Domaine Papin (Chenin blanc)</text:p>
          </table:table-cell>
          <table:table-cell/>
          <table:table-cell office:value-type="string">
            <text:p>3,20 €</text:p>
          </table:table-cell>
          <table:table-cell table:number-columns-repeated="1017"/>
        </table:table-row>
        <table:table-row table:style-name="ro1">
          <table:table-cell office:value-type="string">
            <text:p>Les Vins Blancs</text:p>
          </table:table-cell>
          <table:table-cell table:number-columns-repeated="2"/>
          <table:table-cell office:value-type="string">
            <text:p>Brut Traditionnel Val de Loire</text:p>
          </table:table-cell>
          <table:table-cell office:value-type="string">
            <text:p>Bouvet Ladubay - 1851 (Chardonnay, Chenin)</text:p>
          </table:table-cell>
          <table:table-cell/>
          <table:table-cell office:value-type="string">
            <text:p>4,00 €</text:p>
          </table:table-cell>
          <table:table-cell office:value-type="string">
            <text:p>23,00 €</text:p>
          </table:table-cell>
          <table:table-cell table:number-columns-repeated="1016"/>
        </table:table-row>
        <table:table-row table:style-name="ro1">
          <table:table-cell office:value-type="string">
            <text:p>Les Vins Rosés</text:p>
          </table:table-cell>
          <table:table-cell table:number-columns-repeated="2"/>
          <table:table-cell office:value-type="string">
            <text:p>Rosé de Loire AOP</text:p>
          </table:table-cell>
          <table:table-cell office:value-type="string">
            <text:p>Domaine des Hautes Ouches (Grolleau, Gamay)</text:p>
          </table:table-cell>
          <table:table-cell/>
          <table:table-cell office:value-type="string">
            <text:p>2,50 €</text:p>
          </table:table-cell>
          <table:table-cell table:number-columns-repeated="1017"/>
        </table:table-row>
        <table:table-row table:style-name="ro1">
          <table:table-cell office:value-type="string">
            <text:p>Les Vins Rosés</text:p>
          </table:table-cell>
          <table:table-cell table:number-columns-repeated="2"/>
          <table:table-cell office:value-type="string">
            <text:p>IGP Méditerranée « Brise Marine »</text:p>
          </table:table-cell>
          <table:table-cell office:value-type="string">
            <text:p>Cercle vignerons de provence (Grenache, Cinsault)</text:p>
          </table:table-cell>
          <table:table-cell/>
          <table:table-cell office:value-type="string">
            <text:p>3,00 €</text:p>
          </table:table-cell>
          <table:table-cell office:value-type="string">
            <text:p>16,00 €</text:p>
          </table:table-cell>
          <table:table-cell table:number-columns-repeated="1016"/>
        </table:table-row>
        <table:table-row table:style-name="ro1">
          <table:table-cell office:value-type="string">
            <text:p>Pichet de vin</text:p>
          </table:table-cell>
          <table:table-cell table:number-columns-repeated="2"/>
          <table:table-cell office:value-type="string">
            <text:p>Anjou Rouge AOP</text:p>
          </table:table-cell>
          <table:table-cell table:number-columns-repeated="5"/>
          <table:table-cell office:value-type="string">
            <text:p>4,20 €</text:p>
          </table:table-cell>
          <table:table-cell office:value-type="string">
            <text:p>8,00 €</text:p>
          </table:table-cell>
          <table:table-cell office:value-type="string">
            <text:p>15,00 €</text:p>
          </table:table-cell>
          <table:table-cell table:number-columns-repeated="1012"/>
        </table:table-row>
        <table:table-row table:style-name="ro1">
          <table:table-cell office:value-type="string">
            <text:p>Pichet de vin</text:p>
          </table:table-cell>
          <table:table-cell table:number-columns-repeated="2"/>
          <table:table-cell office:value-type="string">
            <text:p>Chardonnay IGP</text:p>
          </table:table-cell>
          <table:table-cell table:number-columns-repeated="5"/>
          <table:table-cell office:value-type="string">
            <text:p>4,20 €</text:p>
          </table:table-cell>
          <table:table-cell office:value-type="string">
            <text:p>8,00 €</text:p>
          </table:table-cell>
          <table:table-cell office:value-type="string">
            <text:p>15,00 €</text:p>
          </table:table-cell>
          <table:table-cell table:number-columns-repeated="1012"/>
        </table:table-row>
        <table:table-row table:style-name="ro1">
          <table:table-cell office:value-type="string">
            <text:p>Pichet de vin</text:p>
          </table:table-cell>
          <table:table-cell table:number-columns-repeated="2"/>
          <table:table-cell office:value-type="string">
            <text:p>Sauvignon IGP</text:p>
          </table:table-cell>
          <table:table-cell table:number-columns-repeated="5"/>
          <table:table-cell office:value-type="string">
            <text:p>4,20 €</text:p>
          </table:table-cell>
          <table:table-cell office:value-type="string">
            <text:p>8,00 €</text:p>
          </table:table-cell>
          <table:table-cell office:value-type="string">
            <text:p>15,00 €</text:p>
          </table:table-cell>
          <table:table-cell table:number-columns-repeated="1012"/>
        </table:table-row>
        <table:table-row table:style-name="ro1">
          <table:table-cell office:value-type="string">
            <text:p>Pichet de vin</text:p>
          </table:table-cell>
          <table:table-cell table:number-columns-repeated="2"/>
          <table:table-cell office:value-type="string">
            <text:p>Côteaux de l’Aubance AOC</text:p>
          </table:table-cell>
          <table:table-cell table:number-columns-repeated="5"/>
          <table:table-cell office:value-type="string">
            <text:p>6,00 €</text:p>
          </table:table-cell>
          <table:table-cell office:value-type="string">
            <text:p>11,50 €</text:p>
          </table:table-cell>
          <table:table-cell office:value-type="string">
            <text:p>22,00 €</text:p>
          </table:table-cell>
          <table:table-cell table:number-columns-repeated="1012"/>
        </table:table-row>
        <table:table-row table:style-name="ro1">
          <table:table-cell office:value-type="string">
            <text:p>Pichet de vin</text:p>
          </table:table-cell>
          <table:table-cell table:number-columns-repeated="2"/>
          <table:table-cell office:value-type="string">
            <text:p>Rosé de Loire AOP</text:p>
          </table:table-cell>
          <table:table-cell table:number-columns-repeated="5"/>
          <table:table-cell office:value-type="string">
            <text:p>4,00 €</text:p>
          </table:table-cell>
          <table:table-cell office:value-type="string">
            <text:p>8,00 €</text:p>
          </table:table-cell>
          <table:table-cell office:value-type="string">
            <text:p>15,00 €</text:p>
          </table:table-cell>
          <table:table-cell table:number-columns-repeated="1012"/>
        </table:table-row>
        <table:table-row table:style-name="ro1">
          <table:table-cell office:value-type="string">
            <text:p>Pichet de vin</text:p>
          </table:table-cell>
          <table:table-cell table:number-columns-repeated="2"/>
          <table:table-cell office:value-type="string">
            <text:p>kir / Kir Cardinal</text:p>
          </table:table-cell>
          <table:table-cell table:number-columns-repeated="4"/>
          <table:table-cell table:style-name="ce2" office:value-type="currency" office:currency="EUR" office:value="2.7">
            <text:p>2,70 €</text:p>
          </table:table-cell>
          <table:table-cell table:number-columns-repeated="1015"/>
        </table:table-row>
        <table:table-row table:style-name="ro1">
          <table:table-cell office:value-type="string">
            <text:p>Pichet de vin</text:p>
          </table:table-cell>
          <table:table-cell table:number-columns-repeated="2"/>
          <table:table-cell office:value-type="string">
            <text:p>Kir Pétillant / Kir Breton</text:p>
          </table:table-cell>
          <table:table-cell table:number-columns-repeated="4"/>
          <table:table-cell table:style-name="ce2" office:value-type="currency" office:currency="EUR" office:value="4.2">
            <text:p>4,20 €</text:p>
          </table:table-cell>
          <table:table-cell table:number-columns-repeated="1015"/>
        </table:table-row>
        <table:table-row table:style-name="ro1">
          <table:table-cell office:value-type="string">
            <text:p>Pichet de vin</text:p>
          </table:table-cell>
          <table:table-cell table:number-columns-repeated="2"/>
          <table:table-cell office:value-type="string">
            <text:p>Cidre Brut</text:p>
          </table:table-cell>
          <table:table-cell office:value-type="string">
            <text:p>(33cl)</text:p>
          </table:table-cell>
          <table:table-cell table:number-columns-repeated="3"/>
          <table:table-cell table:style-name="ce2" office:value-type="currency" office:currency="EUR" office:value="3.8">
            <text:p>3,80 €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currency-style style:name="N812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2">02/10/2025</text:date>, <text:time>15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2T15:17:29</dc:date>
    <meta:document-statistic meta:table-count="1" meta:cell-count="190" meta:object-count="0"/>
    <meta:generator>OpenOffice/4.1.15$Unix OpenOffice.org_project/4115m2$Build-9813</meta:generator>
  </office:meta>
</office:document-meta>
</file>